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de version Projet :</text:p>
      <text:p text:style-name="P1"/>
      <text:p text:style-name="P2"/>
      <text:p text:style-name="P2">BUG connu :</text:p>
      <text:p text:style-name="P2"/>
      <text:p text:style-name="P3">Les validations s'affichent en décalé par rapport a leurs champ , j'ai essayé de rectifier à chaque fois ça décale un autre champ etc.....</text:p>
      <text:p text:style-name="P3"/>
      <text:p text:style-name="P3">Quand je remplis les champs ensuite <text:s/>ferme l'onglet puis ré-ouvre (sans sauvegarde) les données <text:s/>restent dans les champs.</text:p>
      <text:p text:style-name="P3"/>
      <text:p text:style-name="P3"/>
      <text:p text:style-name="P3"/>
      <text:p text:style-name="P2">Info général :</text:p>
      <text:p text:style-name="P3"/>
      <text:p text:style-name="P3">J 'ai considéré qu'une personne ne changeais pas de prénom ou nom.</text:p>
      <text:p text:style-name="P3"/>
      <text:p text:style-name="P3">J'ai repris la base de donnée de dépar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 </meta:initial-creator>
    <meta:creation-date>2017-06-05T21:11:08.93</meta:creation-date>
    <dc:date>2017-06-05T21:52:36.17</dc:date>
    <dc:creator>mart </dc:creator>
    <meta:editing-duration>PT17M4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8" meta:word-count="73" meta:character-count="415"/>
  </office:meta>
</office:document-meta>
</file>